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image/png" manifest:full-path="Pictures/10000201000000580000001FED1EC38A.png"/>
  <manifest:file-entry manifest:media-type="application/binary" manifest:full-path="layout-cache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styles.xml"/>
  <manifest:file-entry manifest:media-type="application/vnd.oasis.opendocument.spreadsheet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tyles.xml"/>
  <manifest:file-entry manifest:media-type="application/vnd.oasis.opendocument.spreadsheet" manifest:version="1.2" manifest:full-path="Object 11/"/>
  <manifest:file-entry manifest:media-type="text/xml" manifest:full-path="content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tyles.xml"/>
  <manifest:file-entry manifest:media-type="application/vnd.oasis.opendocument.spreadsheet" manifest:version="1.2" manifest:full-path="Object 12/"/>
  <manifest:file-entry manifest:media-type="application/rdf+xml" manifest:full-path="manifest.rdf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tyles.xml"/>
  <manifest:file-entry manifest:media-type="application/vnd.oasis.opendocument.spreadsheet" manifest:version="1.2" manifest:full-path="Object 13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application/vnd.oasis.opendocument.spreadsheet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tyles.xml"/>
  <manifest:file-entry manifest:media-type="application/vnd.oasis.opendocument.spreadsheet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tyles.xml"/>
  <manifest:file-entry manifest:media-type="application/vnd.oasis.opendocument.spreadsheet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tyles.xml"/>
  <manifest:file-entry manifest:media-type="application/vnd.oasis.opendocument.spreadsheet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Helvetica" svg:font-family="Helvetica, Geneva, Arial, SunSans-Regular, sans-serif"/>
    <style:font-face style:name="OpenSymbol" svg:font-family="OpenSymbol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50%"/>
      <style:text-properties style:font-name="Arial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Arial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Arial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8" style:family="paragraph" style:parent-style-name="arial">
      <style:paragraph-properties fo:line-height="150%"/>
      <style:text-properties style:font-name="Helvetica"/>
    </style:style>
    <style:style style:name="P9" style:family="paragraph" style:parent-style-name="arial">
      <style:paragraph-properties fo:line-height="150%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text-underline-style="none"/>
    </style:style>
    <style:style style:name="P17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line-height="150%"/>
      <style:text-properties style:font-name="Arial"/>
    </style:style>
    <style:style style:name="P20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50%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/>
      <style:text-properties style:font-name="arial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/>
      <style:text-properties style:font-name="arial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style:text-underline-style="none"/>
    </style:style>
    <style:style style:name="P28" style:family="paragraph" style:parent-style-name="Standard" style:list-style-name="L3"/>
    <style:style style:name="P29" style:family="paragraph" style:parent-style-name="Standard" style:list-style-name="L2">
      <style:paragraph-properties fo:margin-left="0cm" fo:margin-right="0cm" fo:line-height="150%" fo:text-indent="0cm" style:auto-text-indent="false">
        <style:tab-stops/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left="0cm" fo:margin-right="0cm" fo:line-height="150%" fo:text-indent="0cm" style:auto-text-indent="false">
        <style:tab-stops/>
      </style:paragraph-properties>
      <style:text-properties style:font-name="arial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margin-left="0cm" fo:margin-right="0cm" fo:line-height="150%" fo:text-indent="0cm" style:auto-text-indent="false">
        <style:tab-stops/>
      </style:paragraph-properties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Heading_20_1">
      <style:text-properties fo:font-size="16pt" style:font-size-asian="16pt" style:font-size-complex="16pt"/>
    </style:style>
    <style:style style:name="P34" style:family="paragraph" style:parent-style-name="Heading_20_1">
      <style:paragraph-properties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35" style:family="paragraph">
      <style:paragraph-properties fo:text-align="center"/>
    </style:style>
    <style:style style:name="P36" style:family="paragraph">
      <style:text-properties fo:font-size="10pt" style:font-size-asian="10pt" style:font-size-complex="10pt"/>
    </style:style>
    <style:style style:name="P37" style:family="paragraph">
      <style:text-properties fo:font-weight="bold" style:font-weight-asian="bold" style:font-weight-complex="bold"/>
    </style:style>
    <style:style style:name="T1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arial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6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94bd5e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99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dc23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9999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99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Aufgabe #1</text:p>
      <text:p text:style-name="P7">Datenbankkonzeption</text:p>
      <text:p text:style-name="P5"/>
      <text:p text:style-name="P5"/>
      <text:p text:style-name="P5">Lehrveranstaltung</text:p>
      <text:p text:style-name="P6">KU Geoinformatik</text:p>
      <text:p text:style-name="P6">WS2011</text:p>
      <text:p text:style-name="P6">Strauß Clemens</text:p>
      <text:p text:style-name="P5"/>
      <text:p text:style-name="P5"/>
      <text:p text:style-name="P5">Autor</text:p>
      <text:p text:style-name="P6"><text:initial-creator>Stefan Kasberger</text:initial-creator>, Matr. Nr. 1011416</text:p>
      <text:p text:style-name="P4"/>
      <text:p text:style-name="P3"/>
      <text:p text:style-name="P4"/>
      <text:h text:style-name="P34" text:outline-level="1">Konzeptionelle Modellierung (ERM)</text:h>
      <text:p text:style-name="P19"/>
      <text:p text:style-name="P3"><draw:frame draw:style-name="fr1" draw:name="Frame1" text:anchor-type="paragraph" svg:x="0.011cm" svg:y="-0.404cm" svg:width="16.667cm" draw:z-index="0"><draw:text-box fo:min-height="17.791cm"><text:p text:style-name="Frame_20_contents"><draw:ellipse text:anchor-type="paragraph" draw:z-index="67" draw:style-name="gr11" draw:text-style-name="P35" svg:width="2.283cm" svg:height="1.368cm" svg:x="0.152cm" svg:y="6.934cm"><text:p text:style-name="P35">Geometrie</text:p></draw:ellipse><draw:ellipse text:anchor-type="paragraph" draw:z-index="68" draw:style-name="gr15" draw:text-style-name="P35" svg:width="1.548cm" svg:height="1.516cm" svg:x="12.51cm" svg:y="10.649cm"><text:p text:style-name="P35">Orts-</text:p><text:p text:style-name="P35">name</text:p></draw:ellipse><draw:line text:anchor-type="paragraph" draw:z-index="1" draw:style-name="gr1" draw:text-style-name="P35" svg:x1="13.543cm" svg:y1="9.71cm" svg:x2="13.287cm" svg:y2="11.225cm"><text:p/></draw:line><draw:line text:anchor-type="paragraph" draw:z-index="66" draw:style-name="gr1" draw:text-style-name="P35" svg:x1="1.933cm" svg:y1="9.253cm" svg:x2="1.365cm" svg:y2="7.9cm"><text:p/></draw:line></text:p></draw:text-box></draw:frame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13" draw:style-name="gr3" draw:text-style-name="P37" svg:width="1.788cm" svg:height="1.073cm" svg:x="11.917cm" svg:y="-0.321cm"><draw:text-box><text:p><text:span text:style-name="T13">m:n</text:span></text:p></draw:text-box></draw:frame><draw:frame text:anchor-type="paragraph" draw:z-index="14" draw:style-name="gr4" svg:width="0.985cm" svg:height="0.489cm" svg:x="8.645cm" svg:y="-1.279cm"><draw:text-box><text:p>1:m</text:p></draw:text-box></draw:frame><draw:frame text:anchor-type="paragraph" draw:z-index="15" draw:style-name="gr5" draw:text-style-name="P37" svg:width="1.082cm" svg:height="0.662cm" svg:x="8.498cm" svg:y="4.713cm"><draw:text-box><text:p><text:span text:style-name="T13">1:n</text:span></text:p></draw:text-box></draw:frame><draw:frame text:anchor-type="paragraph" draw:z-index="16" draw:style-name="gr6" svg:width="0.884cm" svg:height="0.581cm" svg:x="11.208cm" svg:y="3.463cm"><draw:text-box><text:p>1:1</text:p></draw:text-box></draw:frame><draw:frame text:anchor-type="paragraph" draw:z-index="17" draw:style-name="gr7" svg:width="1.789cm" svg:height="0.93cm" svg:x="5.727cm" svg:y="3.378cm"><draw:text-box><text:p>1:n</text:p></draw:text-box></draw:frame><draw:frame text:anchor-type="paragraph" draw:z-index="18" draw:style-name="gr8" svg:width="1.253cm" svg:height="0.593cm" svg:x="9.125cm" svg:y="-2.027cm"><draw:text-box><text:p>1:n</text:p></draw:text-box></draw:frame><draw:frame text:anchor-type="paragraph" draw:z-index="19" draw:style-name="gr5" draw:text-style-name="P37" svg:width="1.082cm" svg:height="0.662cm" svg:x="3.304cm" svg:y="0.601cm"><draw:text-box><text:p><text:span text:style-name="T13">1:n</text:span></text:p></draw:text-box></draw:frame><draw:frame text:anchor-type="paragraph" draw:z-index="20" draw:style-name="gr8" svg:width="1.253cm" svg:height="0.593cm" svg:x="4.537cm" svg:y="2.258cm"><draw:text-box><text:p>1:n</text:p></draw:text-box></draw:frame><draw:line text:anchor-type="paragraph" draw:z-index="21" draw:style-name="gr9" draw:text-style-name="P35" svg:x1="5.334cm" svg:y1="0.056cm" svg:x2="5.334cm" svg:y2="-1.66cm"><text:p/></draw:line><draw:line text:anchor-type="paragraph" draw:z-index="22" draw:style-name="gr9" draw:text-style-name="P35" svg:x1="5.371cm" svg:y1="1.471cm" svg:x2="5.371cm" svg:y2="3.027cm"><text:p/></draw:line><draw:line text:anchor-type="paragraph" draw:z-index="23" draw:style-name="gr9" draw:text-style-name="P35" svg:x1="8.546cm" svg:y1="-1.611cm" svg:x2="8.546cm" svg:y2="-0.076cm"><text:p/></draw:line><draw:line text:anchor-type="paragraph" draw:z-index="24" draw:style-name="gr9" draw:text-style-name="P35" svg:x1="8.65cm" svg:y1="-1.549cm" svg:x2="10.761cm" svg:y2="-1.549cm"><text:p/></draw:line><draw:line text:anchor-type="paragraph" draw:z-index="25" draw:style-name="gr9" draw:text-style-name="P35" svg:x1="10.783cm" svg:y1="-0.681cm" svg:x2="10.783cm" svg:y2="-1.549cm"><text:p/></draw:line><draw:line text:anchor-type="paragraph" draw:z-index="26" draw:style-name="gr9" draw:text-style-name="P35" svg:x1="10.271cm" svg:y1="-0.076cm" svg:x2="8.546cm" svg:y2="-0.076cm"><text:p/></draw:line><draw:custom-shape text:anchor-type="paragraph" draw:z-index="27" draw:style-name="gr10" svg:width="2.093cm" svg:height="2.093cm" svg:x="9.728cm" svg:y="-1.132cm"><text:p>sieh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8" draw:style-name="gr9" draw:text-style-name="P35" svg:x1="4.625cm" svg:y1="3.378cm" svg:x2="12.136cm" svg:y2="3.378cm"><text:p/></draw:line><draw:line text:anchor-type="paragraph" draw:z-index="29" draw:style-name="gr9" draw:text-style-name="P35" svg:x1="1.432cm" svg:y1="5.633cm" svg:x2="1.707cm" svg:y2="3.719cm"><text:p/></draw:line><draw:line text:anchor-type="paragraph" draw:z-index="30" draw:style-name="gr9" draw:text-style-name="P35" svg:x1="3.485cm" svg:y1="5.416cm" svg:x2="3.663cm" svg:y2="3.936cm"><text:p/></draw:line><draw:line text:anchor-type="paragraph" draw:z-index="32" draw:style-name="gr9" draw:text-style-name="P35" svg:x1="2.568cm" svg:y1="-3.791cm" svg:x2="5.299cm" svg:y2="-2.17cm"><text:p/></draw:line><draw:line text:anchor-type="paragraph" draw:z-index="33" draw:style-name="gr9" draw:text-style-name="P35" svg:x1="6.11cm" svg:y1="-4.11cm" svg:x2="6.152cm" svg:y2="-2.189cm"><text:p/></draw:line><draw:line text:anchor-type="paragraph" draw:z-index="34" draw:style-name="gr9" draw:text-style-name="P35" svg:x1="8.528cm" svg:y1="-4.29cm" svg:x2="7.604cm" svg:y2="-2.253cm"><text:p/></draw:line><draw:line text:anchor-type="paragraph" draw:z-index="35" draw:style-name="gr9" draw:text-style-name="P35" svg:x1="11.005cm" svg:y1="-4.375cm" svg:x2="8.393cm" svg:y2="-2.38cm"><text:p/></draw:line><draw:line text:anchor-type="paragraph" draw:z-index="36" draw:style-name="gr9" draw:text-style-name="P35" svg:x1="13.99cm" svg:y1="-4.375cm" svg:x2="8.393cm" svg:y2="-2.087cm"><text:p/></draw:line><draw:custom-shape text:anchor-type="paragraph" draw:z-index="37" draw:style-name="gr10" svg:width="2.497cm" svg:height="2.497cm" svg:x="7.474cm" svg:y="2.115cm"><text:p>liegt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ellipse text:anchor-type="paragraph" draw:z-index="38" draw:style-name="gr11" draw:text-style-name="P35" svg:width="1.766cm" svg:height="1.606cm" svg:x="2.529cm" svg:y="4.895cm"><text:p text:style-name="P35">Bezirks-</text:p><text:p text:style-name="P35">name</text:p></draw:ellipse><draw:custom-shape text:anchor-type="paragraph" draw:z-index="61" draw:style-name="gr10" svg:width="2.497cm" svg:height="2.497cm" svg:x="4.112cm" svg:y="-0.411cm"><text:p>liegt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ellipse text:anchor-type="paragraph" draw:z-index="41" draw:style-name="gr12" draw:text-style-name="P35" svg:width="3.502cm" svg:height="1.985cm" svg:x="0.728cm" svg:y="-5.486cm"><text:p text:style-name="P35">Festpunkt-</text:p><text:p text:style-name="P35">nummer</text:p></draw:ellipse><draw:ellipse text:anchor-type="paragraph" draw:z-index="42" draw:style-name="gr11" draw:text-style-name="P35" svg:width="1.758cm" svg:height="0.96cm" svg:x="7.604cm" svg:y="-4.868cm"><text:p text:style-name="P35">Höhe</text:p></draw:ellipse><draw:ellipse text:anchor-type="paragraph" draw:z-index="43" draw:style-name="gr11" draw:text-style-name="P35" svg:width="2.71cm" svg:height="1.512cm" svg:x="9.735cm" svg:y="-5.352cm"><text:p text:style-name="P35">Festpunkt-</text:p><text:p text:style-name="P35">Typ</text:p></draw:ellipse><draw:ellipse text:anchor-type="paragraph" draw:z-index="44" draw:style-name="gr11" draw:text-style-name="P35" svg:width="2.449cm" svg:height="1.578cm" svg:x="12.977cm" svg:y="-5.41cm"><text:p text:style-name="P35">Referenz</text:p><text:p text:style-name="P35">-system</text:p></draw:ellipse><draw:frame text:anchor-type="paragraph" draw:z-index="45" draw:style-name="gr6" svg:width="0.884cm" svg:height="0.581cm" svg:x="4.653cm" svg:y="-1.184cm"><draw:text-box><text:p>1:1</text:p></draw:text-box></draw:frame><draw:ellipse text:anchor-type="paragraph" draw:z-index="46" draw:style-name="gr11" draw:text-style-name="P35" svg:width="2.283cm" svg:height="1.368cm" svg:x="4.782cm" svg:y="-5.017cm"><text:p text:style-name="P35">Geometrie</text:p></draw:ellipse><draw:line text:anchor-type="paragraph" draw:z-index="47" draw:style-name="gr9" draw:text-style-name="P35" svg:x1="15.111cm" svg:y1="5.627cm" svg:x2="15.111cm" svg:y2="3.629cm"><text:p/></draw:line><draw:frame text:anchor-type="paragraph" draw:z-index="50" draw:style-name="gr6" svg:width="0.884cm" svg:height="0.581cm" svg:x="5.147cm" svg:y="4.205cm"><draw:text-box><text:p>1:1</text:p></draw:text-box></draw:frame><draw:frame text:anchor-type="paragraph" draw:z-index="51" draw:style-name="gr8" svg:width="1.253cm" svg:height="0.593cm" svg:x="6.481cm" svg:y="7.472cm"><draw:text-box><text:p>1:n</text:p></draw:text-box></draw:frame><draw:frame text:anchor-type="paragraph" draw:z-index="52" draw:style-name="gr5" draw:text-style-name="P37" svg:width="1.082cm" svg:height="0.662cm" svg:x="4.588cm" svg:y="8.842cm"><draw:text-box><text:p><text:span text:style-name="T13">1:n</text:span></text:p></draw:text-box></draw:frame><draw:line text:anchor-type="paragraph" draw:z-index="53" draw:style-name="gr9" draw:text-style-name="P35" svg:x1="8.283cm" svg:y1="7.727cm" svg:x2="7.849cm" svg:y2="9.643cm"><text:p/></draw:line><draw:line text:anchor-type="paragraph" draw:z-index="54" draw:style-name="gr9" draw:text-style-name="P35" svg:x1="9.606cm" svg:y1="7.845cm" svg:x2="10.377cm" svg:y2="10.431cm"><text:p/></draw:line><draw:line text:anchor-type="paragraph" draw:z-index="55" draw:style-name="gr9" draw:text-style-name="P35" svg:x1="5.539cm" svg:y1="7.472cm" svg:x2="8.599cm" svg:y2="7.472cm"><text:p/></draw:line><draw:line text:anchor-type="paragraph" draw:z-index="56" draw:style-name="gr9" draw:text-style-name="P35" svg:x1="5.045cm" svg:y1="7.149cm" svg:x2="5.045cm" svg:y2="3.378cm"><text:p/></draw:line><draw:ellipse text:anchor-type="paragraph" draw:z-index="57" draw:style-name="gr12" draw:text-style-name="P35" svg:width="2.327cm" svg:height="2.068cm" svg:x="6.424cm" svg:y="9.114cm"><text:p text:style-name="P35">Bundesland</text:p><text:p text:style-name="P35">-name</text:p></draw:ellipse><draw:ellipse text:anchor-type="paragraph" draw:z-index="58" draw:style-name="gr11" draw:text-style-name="P35" svg:width="2.144cm" svg:height="1.368cm" svg:x="9.225cm" svg:y="9.536cm"><text:p text:style-name="P35">Geometrie</text:p></draw:ellipse><draw:rect text:anchor-type="paragraph" draw:z-index="59" draw:style-name="gr13" draw:text-style-name="P35" svg:width="4.204cm" svg:height="1.415cm" svg:x="7.153cm" svg:y="7.052cm"><text:p text:style-name="P35">Bundesland</text:p></draw:rect><draw:custom-shape text:anchor-type="paragraph" draw:z-index="60" draw:style-name="gr10" svg:width="2.497cm" svg:height="2.497cm" svg:x="3.826cm" svg:y="6.209cm"><text:p>liegt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69" draw:style-name="gr13" draw:text-style-name="P35" svg:width="4.418cm" svg:height="1.451cm" svg:x="1.208cm" svg:y="2.755cm"><text:p text:style-name="P35">Bezirk</text:p></draw:rect><draw:rect text:anchor-type="paragraph" draw:z-index="63" draw:style-name="gr13" draw:text-style-name="P35" svg:width="4.204cm" svg:height="1.415cm" svg:x="11.89cm" svg:y="2.81cm"><text:p text:style-name="P35">Ort</text:p></draw:rect><draw:rect text:anchor-type="paragraph" draw:z-index="49" draw:style-name="gr13" draw:text-style-name="P35" svg:width="4.098cm" svg:height="1.412cm" svg:x="4.919cm" svg:y="-2.69cm"><text:p text:style-name="P35">Festpunkt</text:p></draw:rect></text:p>
      <text:p text:style-name="P3"/>
      <text:p text:style-name="P3"/>
      <text:p text:style-name="P3"/>
      <text:p text:style-name="P3"><draw:line text:anchor-type="paragraph" draw:z-index="31" draw:style-name="gr9" draw:text-style-name="P35" svg:x1="11.552cm" svg:y1="1.491cm" svg:x2="12.672cm" svg:y2="-0.028cm"><text:p/></draw:line></text:p>
      <text:p text:style-name="P3"><draw:ellipse text:anchor-type="paragraph" draw:z-index="40" draw:style-name="gr12" draw:text-style-name="P35" svg:width="1.846cm" svg:height="1.488cm" svg:x="10.451cm" svg:y="-0.118cm"><text:p text:style-name="P35">Orts-</text:p><text:p text:style-name="P35">code</text:p></draw:ellipse><draw:ellipse text:anchor-type="paragraph" draw:z-index="48" draw:style-name="gr11" draw:text-style-name="P35" svg:width="2.172cm" svg:height="1.368cm" svg:x="14.316cm" svg:y="0.236cm"><text:p text:style-name="P35">Geometrie</text:p></draw:ellipse><draw:ellipse text:anchor-type="paragraph" draw:z-index="39" draw:style-name="gr12" draw:text-style-name="P35" svg:width="1.987cm" svg:height="1.742cm" svg:x="0.445cm" svg:y="0cm"><text:p text:style-name="P35">Bezirks-</text:p><text:p text:style-name="P35">nummer</text:p></draw:ellips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3" draw:style-name="gr2" draw:text-style-name="P36" svg:width="2.419cm" svg:height="0.532cm" svg:x="14.108cm" svg:y="-0.277cm"><draw:text-box><text:p><text:span text:style-name="T12">Abbildung 1.1</text:span></text:p></draw:text-box></draw:frame></text:p>
      <text:p text:style-name="P17">Relationen</text:p>
      <text:list xml:id="list692034317" text:style-name="L1">
        <text:list-item>
          <text:p text:style-name="P22">n Festpunkte können m Festpunkte sehen =&gt; m:n</text:p>
        </text:list-item>
        <text:list-item>
          <text:p text:style-name="P22">In 1 Ort können n Festpunkte liegen =&gt; 1:n</text:p>
        </text:list-item>
        <text:list-item>
          <text:p text:style-name="P22">In 1 Bezirk können n Orte liegen =&gt; 1:n</text:p>
        </text:list-item>
        <text:list-item>
          <text:p text:style-name="P22">In 1 Bundesland können n Bezirke liegen =&gt; 1:n</text:p>
        </text:list-item>
      </text:list>
      <text:h text:style-name="Heading_20_1" text:outline-level="1"><text:soft-page-break/>Analyse des ERM bezüglich Normalformen</text:h>
      <text:list xml:id="list150005770" text:style-name="L2">
        <text:list-header>
          <text:p text:style-name="P29">Aus der konzeptionellen Modellierung ergeben sich zuerst einmal folgende Tabellen:</text:p>
        </text:list-header>
      </text:list>
      <text:p text:style-name="P20"><draw:frame draw:style-name="fr3" draw:name="Object6" text:anchor-type="paragraph" svg:x="0.162cm" svg:y="0.042cm" svg:width="13.231cm" svg:height="3.152cm" draw:z-index="64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20"/>
      <text:p text:style-name="P20"/>
      <text:p text:style-name="P20"/>
      <text:p text:style-name="P20"><draw:frame text:anchor-type="paragraph" draw:z-index="62" draw:style-name="gr14" draw:text-style-name="P36" svg:width="1.936cm" svg:height="0.553cm" svg:x="0.212cm" svg:y="0.383cm"><draw:text-box><text:p><text:span text:style-name="T12">Tabelle 2.1</text:span></text:p></draw:text-box></draw:frame></text:p>
      <text:p text:style-name="P20"/>
      <text:p text:style-name="P20"><draw:frame draw:style-name="fr3" draw:name="Object7" text:anchor-type="paragraph" svg:x="0.162cm" svg:y="-0.03cm" svg:width="7.971cm" svg:height="2.932cm" draw:z-index="65"><draw:object xlink:href="./Object 7" xlink:type="simple" xlink:show="embed" xlink:actuate="onLoad"/><draw:image xlink:href="./ObjectReplacements/Object 7" xlink:type="simple" xlink:show="embed" xlink:actuate="onLoad"/><svg:desc>OLE-object</svg:desc></draw:frame><draw:frame draw:style-name="fr3" draw:name="Object8" text:anchor-type="paragraph" svg:x="9.813cm" svg:y="-0.046cm" svg:width="5.42cm" svg:height="2.84cm" draw:z-index="70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p text:style-name="P20"/>
      <text:p text:style-name="P20"/>
      <text:p text:style-name="P20"/>
      <text:p text:style-name="P20"><draw:frame text:anchor-type="paragraph" draw:z-index="72" draw:style-name="gr14" draw:text-style-name="P36" svg:width="1.936cm" svg:height="0.553cm" svg:x="9.823cm" svg:y="0.018cm"><draw:text-box><text:p><text:span text:style-name="T12">Tabelle 2.3</text:span></text:p></draw:text-box></draw:frame><draw:frame text:anchor-type="paragraph" draw:z-index="71" draw:style-name="gr14" draw:text-style-name="P36" svg:width="1.936cm" svg:height="0.553cm" svg:x="0.233cm" svg:y="0.067cm"><draw:text-box><text:p><text:span text:style-name="T12">Tabelle 2.2</text:span></text:p></draw:text-box></draw:frame></text:p>
      <text:p text:style-name="P20"><draw:frame draw:style-name="fr3" draw:name="Object13" text:anchor-type="paragraph" svg:x="0.12cm" svg:y="0.178cm" svg:width="7.592cm" svg:height="3.043cm" draw:z-index="74"><draw:object xlink:href="./Object 13" xlink:type="simple" xlink:show="embed" xlink:actuate="onLoad"/><draw:image xlink:href="./ObjectReplacements/Object 13" xlink:type="simple" xlink:show="embed" xlink:actuate="onLoad"/><svg:desc>OLE-object</svg:desc></draw:frame></text:p>
      <text:p text:style-name="P20"/>
      <text:p text:style-name="P20"/>
      <text:p text:style-name="P20"/>
      <text:p text:style-name="P20"><draw:frame text:anchor-type="paragraph" draw:z-index="73" draw:style-name="gr14" draw:text-style-name="P36" svg:width="1.936cm" svg:height="0.553cm" svg:x="0.139cm" svg:y="0.404cm"><draw:text-box><text:p><text:span text:style-name="T12">Tabelle 2.4</text:span></text:p></draw:text-box></draw:frame></text:p>
      <text:h text:style-name="Heading_20_2" text:outline-level="2">1. Normalform</text:h>
      <text:p text:style-name="P20">Die atomare Auflösung der Attribute ist schon gegeben, daher werden hier lediglich die Relationen eingepflegt.</text:p>
      <text:p text:style-name="P20">Die Beziehungen sollen via Fremdschlüssel oder Relations-Tabellen abgebildet werden. </text:p>
      <text:p text:style-name="P21"/>
      <text:p text:style-name="P21">1:1 Relationen</text:p>
      <text:p text:style-name="P20">Bei 1:1 Relationen ist dies einfach, da der Primärschlüssel als Fremdschlüssel in der in Beziehung stehenden Tabelle verwendet werden kann. In dieser Aufgabenstellung gibt es keine 1:1 Beziehungen.</text:p>
      <text:p text:style-name="P21"/>
      <text:p text:style-name="P21">1:n Relationen</text:p>
      <text:p text:style-name="P20">Bei 1:n Relationen muss der Fremdschlüssel in der Tabelle eingetragen werden, in der eine 1:1 Beziehung zwischen Primär- und Fremschlüssel herstellbar ist. <text:s/>Ansonsten <text:soft-page-break/>kommt es zu zu mehreren Werten im Fremdschlüssel (nicht atomar) oder mehreren Primärschlüsseln (nicht möglich).</text:p>
      <text:p text:style-name="Standard"><text:span text:style-name="T6">Relation Festpunkt liegt in Bezirk:</text:span><text:span text:style-name="T5"><text:line-break/></text:span>Da ein Festpunkt nur in einem <text:span text:style-name="T11">Bezirk </text:span>liegen kann, wird in der Tabelle <text:span text:style-name="T10">festpunkte (Tab. 2.1) </text:span>der Fremdschlüssel <text:span text:style-name="T10">bezirk </text:span>hinzugefügt. </text:p>
      <text:p text:style-name="Standard"/>
      <text:p text:style-name="Standard">Umgekehrt wäre es falsch gewesen: Die <text:span text:style-name="T10">fp_nummer</text:span> als Fremdschlüssel in die Tabelle <text:span text:style-name="T10">bezirke</text:span> (Tab. 2.2) hinzu zu fügen hätte – da mehrere Festpunkte in einem Bezirk liegen können - mehrere gleiche Einträge unter dem Primärschlüssel <text:span text:style-name="T10">nummer</text:span> bedeutet, was nicht möglich ist.</text:p>
      <text:p text:style-name="Standard"/>
      <text:p text:style-name="P20"><draw:frame draw:style-name="fr3" draw:name="Object9" text:anchor-type="paragraph" svg:x="0.168cm" svg:y="0.051cm" svg:width="16.268cm" svg:height="3.059cm" draw:z-index="76"><draw:object xlink:href="./Object 9" xlink:type="simple" xlink:show="embed" xlink:actuate="onLoad"/><draw:image xlink:href="./ObjectReplacements/Object 9" xlink:type="simple" xlink:show="embed" xlink:actuate="onLoad"/><svg:desc>OLE-object</svg:desc></draw:frame><draw:custom-shape text:anchor-type="paragraph" draw:z-index="77" draw:style-name="gr16" svg:width="1.126cm" svg:height="0.752cm" svg:x="14.443cm" svg:y="3.25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5" draw:style-name="gr14" draw:text-style-name="P36" svg:width="1.936cm" svg:height="0.553cm" svg:x="0.159cm" svg:y="3.267cm"><draw:text-box><text:p><text:span text:style-name="T12">Tabelle 2.5</text:span></text:p></draw:text-box></draw:frame></text:p>
      <text:p text:style-name="P20"><draw:frame text:anchor-type="paragraph" draw:z-index="78" draw:style-name="gr17" svg:width="3.2cm" svg:height="0.588cm" svg:x="13.455cm" svg:y="0.062cm"><draw:text-box><text:p>Fremdschlüssel</text:p></draw:text-box></draw:frame></text:p>
      <text:p text:style-name="P30">Relation Bezirk liegt in Bundesland:</text:p>
      <text:p text:style-name="P20">Ein Bezirk kann nur in einem Bundesland liegen, aber ein Bundesland hat mehrere Bezirke. Daher wird der Fremdschlüssel <text:span text:style-name="T10">land</text:span> in der Tabelle <text:span text:style-name="T10">bezirke</text:span> (Tab. 2.2) hinzugefügt. </text:p>
      <text:p text:style-name="P20">Ob dieser Eintrag überhaupt nötig ist, sei in Frage gestellt, da es sich bei der Aufgabenstellung immer um Bezirke aus der Steiermark handelt.</text:p>
      <text:p text:style-name="P20"><draw:frame draw:style-name="fr3" draw:name="Object10" text:anchor-type="paragraph" svg:x="0.168cm" svg:y="0.191cm" svg:width="11.83cm" svg:height="2.903cm" draw:z-index="79"><draw:object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20"/>
      <text:p text:style-name="P20"/>
      <text:p text:style-name="P20"/>
      <text:p text:style-name="P20"><draw:frame text:anchor-type="paragraph" draw:z-index="86" draw:style-name="gr14" draw:text-style-name="P36" svg:width="1.936cm" svg:height="0.553cm" svg:x="0.199cm" svg:y="0.286cm"><draw:text-box><text:p><text:span text:style-name="T12">Tabelle 2.6</text:span></text:p></draw:text-box></draw:frame></text:p>
      <text:p text:style-name="P20"><draw:custom-shape text:anchor-type="paragraph" draw:z-index="80" draw:style-name="gr16" svg:width="1.126cm" svg:height="0.752cm" svg:x="10.197cm" svg:y="-0.17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><draw:frame text:anchor-type="paragraph" draw:z-index="81" draw:style-name="gr17" svg:width="3.2cm" svg:height="0.588cm" svg:x="9.409cm" svg:y="0.023cm"><draw:text-box><text:p>Fremdschlüssel</text:p></draw:text-box></draw:frame></text:p>
      <text:p text:style-name="P30">Relation Ort liegt in Bezirk:</text:p>
      <text:p text:style-name="P20">Ein Ort kann nur in einem Bezirk liegen, aber in einem Bezirk liegen mehrere Orte. Daher wird der Fremdschlüssel <text:span text:style-name="T10">bezirk </text:span>in der Tabelle <text:span text:style-name="T10">orte </text:span>(Tab. 2.4) hinzugefügt.</text:p>
      <text:p text:style-name="P20"/>
      <text:p text:style-name="P20"/>
      <text:p text:style-name="P20"/>
      <text:p text:style-name="P20"><draw:frame draw:style-name="fr3" draw:name="Object12" text:anchor-type="paragraph" svg:x="0.09cm" svg:y="0.328cm" svg:width="9.814cm" svg:height="2.667cm" draw:z-index="82"><draw:object xlink:href="./Object 12" xlink:type="simple" xlink:show="embed" xlink:actuate="onLoad"/><draw:image xlink:href="./ObjectReplacements/Object 12" xlink:type="simple" xlink:show="embed" xlink:actuate="onLoad"/><svg:desc>OLE-object</svg:desc></draw:frame><text:soft-page-break/></text:p>
      <text:p text:style-name="P20"/>
      <text:p text:style-name="P20"/>
      <text:p text:style-name="P20"/>
      <text:p text:style-name="P20"><draw:frame text:anchor-type="paragraph" draw:z-index="87" draw:style-name="gr14" draw:text-style-name="P36" svg:width="1.936cm" svg:height="0.553cm" svg:x="0.12cm" svg:y="0.206cm"><draw:text-box><text:p><text:span text:style-name="T12">Tabelle 2.7</text:span></text:p></draw:text-box></draw:frame><draw:custom-shape text:anchor-type="paragraph" draw:z-index="83" draw:style-name="gr16" svg:width="1.126cm" svg:height="0.752cm" svg:x="8.32cm" svg:y="0.3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/>
      <text:p text:style-name="P20"><draw:frame text:anchor-type="paragraph" draw:z-index="84" draw:style-name="gr17" svg:width="3.2cm" svg:height="0.588cm" svg:x="7.394cm" svg:y="-0.215cm"><draw:text-box><text:p>Fremdschlüssel</text:p></draw:text-box></draw:frame></text:p>
      <text:p text:style-name="P21">1:m Relationen</text:p>
      <text:list xml:id="list591641339" text:continue-numbering="true" text:style-name="L2">
        <text:list-header>
          <text:p text:style-name="P32">Da m:n Relationen nicht mittels einem Fremdschlüssel realisiert werden können, wird diese in einer eigenen Tabelle hergestellt. <text:line-break/></text:p>
          <text:p text:style-name="P31">Relation Festpunkt sieht Festpunkt(e):</text:p>
          <text:p text:style-name="P32">Ein Fremdschlüssel <text:span text:style-name="T10">sieht_festpunkte</text:span> in der Tabelle <text:span text:style-name="T10">festpunkte</text:span> (Tab. 2.1) funktioniert aus folgenden beiden Gründen nicht:</text:p>
        </text:list-header>
        <text:list-item>
          <text:p text:style-name="P32">mehrere gleiche Einträge unter dem Primärschlüssel fp_nummer</text:p>
        </text:list-item>
        <text:list-item>
          <text:p text:style-name="P32">mehrere Einträge in der Spalte des Fremdschlüssels und somit keine atomare Auflösung</text:p>
          <text:p text:style-name="P32"/>
          <text:p text:style-name="P32">Ausweg: Erstellen der Relations-Tabelle <text:span text:style-name="T10">rel_festpunkt_festpunkt</text:span>.</text:p>
        </text:list-item>
      </text:list>
      <text:p text:style-name="P20"><draw:frame draw:style-name="fr3" draw:name="Object11" text:anchor-type="paragraph" svg:x="0.069cm" svg:y="0.081cm" svg:width="5.704cm" svg:height="3.457cm" draw:z-index="75"><draw:object xlink:href="./Object 11" xlink:type="simple" xlink:show="embed" xlink:actuate="onLoad"/><draw:image xlink:href="./ObjectReplacements/Object 11" xlink:type="simple" xlink:show="embed" xlink:actuate="onLoad"/><svg:desc>OLE-object</svg:desc></draw:frame></text:p>
      <text:p text:style-name="P20"/>
      <text:p text:style-name="P20"/>
      <text:p text:style-name="P20"/>
      <text:p text:style-name="P20"/>
      <text:p text:style-name="P20"><draw:frame text:anchor-type="paragraph" draw:z-index="88" draw:style-name="gr14" draw:text-style-name="P36" svg:width="1.936cm" svg:height="0.553cm" svg:x="0.079cm" svg:y="0.146cm"><draw:text-box><text:p><text:span text:style-name="T12">Tabelle 2.8</text:span></text:p></draw:text-box></draw:frame></text:p>
      <text:h text:style-name="Heading_20_2" text:outline-level="2">2. Normalform</text:h>
      <text:p text:style-name="P20">Es hängen alle nicht Schlüssel Attribute voll funktionel vom Primärschlüssel ab, also zweite Normalform erfüllt.</text:p>
      <text:h text:style-name="Heading_20_2" text:outline-level="2">3. Normalform</text:h>
      <text:p text:style-name="P20">Es ist kein Nichtschlüssel in direkt von einem anderen Nichtschlüssel abhängig. Somit keine transitive Abhängigkeit vorhanden.</text:p>
      <text:h text:style-name="P33" text:outline-level="1"><text:soft-page-break/>Schlüssel und Erklärung dazu</text:h>
      <text:p text:style-name="P11">Tabelle <text:span text:style-name="T10">festpunkt</text:span><text:span text:style-name="T3"> (Tab. 2.5)</text:span><text:span text:style-name="T10">:</text:span></text:p>
      <text:p text:style-name="P16"><text:span text:style-name="T4">Primärschlüssel: </text:span><text:span text:style-name="T8">fp_nummer</text:span><text:span text:style-name="T4">, da nur einmalig vorhanden und alle anderen Nichtschlüssel Attribute funktionell davon abhängen.</text:span></text:p>
      <text:p text:style-name="P16"><text:span text:style-name="T4">Fremdschlüssel: </text:span><text:span text:style-name="T8">bezirk</text:span><text:span text:style-name="T4">, da ein Festpunkt nur in einem Bezirk liegen kann und somit die erste Normalform erfüllt wird. =&gt; Primärschlüssel </text:span><text:span text:style-name="T8">nummer</text:span><text:span text:style-name="T4"> von Tabelle </text:span><text:span text:style-name="T8">bezirke</text:span><text:span text:style-name="T4"> (Tab 2.6)</text:span></text:p>
      <text:p text:style-name="P23"/>
      <text:p text:style-name="P13"><text:span text:style-name="T6">Tabelle </text:span><text:span text:style-name="T8">bezirke</text:span><text:span text:style-name="T3"> (Tab. 2.6)</text:span><text:span text:style-name="T8">:</text:span></text:p>
      <text:p text:style-name="P16"><text:span text:style-name="T4">Primärschlüssel: </text:span><text:span text:style-name="T8">nummer</text:span><text:span text:style-name="T3">, da <text:s/>diese mit Sicherheit nur einmalig vorhanden ist und alle Nichtschlüssel davon funktionell abhängen. </text:span></text:p>
      <text:p text:style-name="P16"><text:span text:style-name="T4">Fremdschlüssel: </text:span><text:span text:style-name="T8">land</text:span><text:span text:style-name="T4">, es ist aber in Frage zu stellen, ob bei der Aufgabenstellung diese Information überhaupt notwendig ist. =&gt; Primärschlüssel </text:span><text:span text:style-name="T8">name</text:span><text:span text:style-name="T4"> von Tabelle </text:span><text:span text:style-name="T8">land</text:span><text:span text:style-name="T3"> (Tab. 2.3)</text:span></text:p>
      <text:p text:style-name="P23"/>
      <text:p text:style-name="P13"><text:span text:style-name="T4">Tabelle </text:span><text:span text:style-name="T8">land</text:span><text:span text:style-name="T3"> (Tab. 2.3)</text:span><text:span text:style-name="T8">:</text:span></text:p>
      <text:p text:style-name="P16"><text:span text:style-name="T4">Primärschlüssel: </text:span><text:span text:style-name="T8">name</text:span><text:span text:style-name="T4">, da einmalig vorhanden</text:span></text:p>
      <text:p text:style-name="P24">Fremdschlüssel: kein Fremdschlüssel</text:p>
      <text:p text:style-name="P25"/>
      <text:p text:style-name="P13"><text:span text:style-name="T8">Tabelle orte</text:span><text:span text:style-name="T3"> (Tab. 2.7)</text:span><text:span text:style-name="T8">:</text:span></text:p>
      <text:p text:style-name="P16"><text:span text:style-name="T4">Primärschlüssel: </text:span><text:span text:style-name="T8">code</text:span><text:span text:style-name="T4">, da es passieren kann, dass es in einem Bundesland mehrere Orte mit dem selben Namen vorhanden sind.</text:span></text:p>
      <text:p text:style-name="P16"><text:span text:style-name="T4">Fremdschlüssel: </text:span><text:span text:style-name="T8">bezirk</text:span><text:span text:style-name="T4">, da jeder Ort in einem Bezirk liegt, aber mehrere Orte in einem Bezirk liegen. </text:span><text:span text:style-name="T3">=&gt; Primärschlüssel </text:span><text:span text:style-name="T8">nummer</text:span><text:span text:style-name="T3"> von Tabelle </text:span><text:span text:style-name="T8">bezirke</text:span><text:span text:style-name="T3"> (Tab. 2.6)</text:span></text:p>
      <text:p text:style-name="P23"/>
      <text:p text:style-name="P13"><text:span text:style-name="T6">Tabelle </text:span><text:span text:style-name="T8">rel_festpunkt_festpunkt</text:span><text:span text:style-name="T3"> (Tab. 2.8)</text:span><text:span text:style-name="T8">:</text:span></text:p>
      <text:p text:style-name="P16"><text:span text:style-name="T4">Primärschlüssel: </text:span><text:span text:style-name="T8">id</text:span><text:span text:style-name="T4">, da einmalig</text:span></text:p>
      <text:p text:style-name="P16"><text:span text:style-name="T4">Fremdschlüssel 1: </text:span><text:span text:style-name="T8">festpunkt1</text:span><text:span text:style-name="T3">, da es sich um eine m:n Relation handelt =&gt; Primärschlüssel </text:span><text:span text:style-name="T8">fp_nummer</text:span><text:span text:style-name="T3"> von Tabelle </text:span><text:span text:style-name="T8">festpunkte</text:span><text:span text:style-name="T3"> (Tab. 2.5)</text:span></text:p>
      <text:p text:style-name="P18"><text:span text:style-name="T7">Fremdschlüssel 2: </text:span><text:span text:style-name="T9">festpunkt2</text:span><text:span text:style-name="T1">, da es sich um eine m:n Relation handelt =&gt; Primärschlüssel </text:span><text:span text:style-name="T9">fp_nummer</text:span><text:span text:style-name="T1"> von Tabelle </text:span><text:span text:style-name="T9">festpunkte</text:span><text:span text:style-name="T1"> (Tab. 2.5)</text:span></text:p>
      <text:h text:style-name="Heading_20_1" text:outline-level="1">Attribute definieren mit Erklärung</text:h>
      <text:p text:style-name="P10">Tabelle festpunkte (Tab. 2.5):</text:p>
      <text:p text:style-name="P11">fp_nummer</text:p>
      <text:p text:style-name="P14">primary key =&gt; !=NULL</text:p>
      <text:p text:style-name="P14"><text:soft-page-break/>Datentyp: varchar (Festpunktnummer kann sowohl Zahlen wie auch Buchstaben beinhalten, siehe Metadaten auf GIS Steiermark)</text:p>
      <text:p text:style-name="P14">Datenbereich: 100 Zeichen (mein Defaul Wert für Textfelder, wird in diesem Fall wahrscheinlich eher zu lange sein)</text:p>
      <text:p text:style-name="Standard"/>
      <text:p text:style-name="P11">geom</text:p>
      <text:p text:style-name="P14">!=NULL</text:p>
      <text:p text:style-name="P14">Datentyp: geometry</text:p>
      <text:p text:style-name="P14">Datenbereich: sehr groß</text:p>
      <text:p text:style-name="Standard"/>
      <text:p text:style-name="P11">hoehe</text:p>
      <text:p text:style-name="P14">Datentyp: integer</text:p>
      <text:p text:style-name="P14">Datenbereich: 0-3100 (höchster Punkt der Dachstein mit 2995m)</text:p>
      <text:p text:style-name="P14">Darf NULL sein, da nicht ein jeder Fixpunkt einen Höhenmessung durchführt.</text:p>
      <text:p text:style-name="Standard"/>
      <text:p text:style-name="P11">fp_typ</text:p>
      <text:p text:style-name="P14">!=NULL</text:p>
      <text:p text:style-name="P14">Datentyp: varchar</text:p>
      <text:p text:style-name="P14">Datenbereich: 100 Zeichen</text:p>
      <text:p text:style-name="P14"/>
      <text:p text:style-name="P11">bezirk</text:p>
      <text:p text:style-name="P14">!=NULL</text:p>
      <text:p text:style-name="P14">Fremdschlüssel</text:p>
      <text:p text:style-name="P14">Datentyp: integer</text:p>
      <text:p text:style-name="P14">Datenbereich: 3 Zeichen (siehe Primärschlüssel)</text:p>
      <text:p text:style-name="P14"/>
      <text:p text:style-name="P11">ref_sys</text:p>
      <text:p text:style-name="P14">!=NULL</text:p>
      <text:p text:style-name="P14">Datentyp: integer (eingabe der SRID)</text:p>
      <text:p text:style-name="P14">Datenbereich: 4 Zeichen (sind 4 stellige Zahlen)</text:p>
      <text:p text:style-name="Standard"/>
      <text:p text:style-name="P10">Tabelle bezirke (Tab. 2.6):</text:p>
      <text:p text:style-name="P12">nummer</text:p>
      <text:p text:style-name="P14">!=NULL</text:p>
      <text:p text:style-name="P14">primary key</text:p>
      <text:p text:style-name="P14">Datentyp: integer</text:p>
      <text:p text:style-name="P15">Datenbereich: 3 Zeichen (sind 3 stellige Zahlen)</text:p>
      <text:p text:style-name="P15"/>
      <text:p text:style-name="P12">name</text:p>
      <text:p text:style-name="P14">!=NULL</text:p>
      <text:p text:style-name="P14">Datentyp: varchar</text:p>
      <text:p text:style-name="P15">Datenbereich: 100 Zeichen</text:p>
      <text:p text:style-name="P15"/>
      <text:p text:style-name="P12">geom</text:p>
      <text:p text:style-name="P14">!=NULL</text:p>
      <text:p text:style-name="P14">Datentyp: geometry</text:p>
      <text:p text:style-name="P14">Datenbereich: sehr groß</text:p>
      <text:p text:style-name="P14"/>
      <text:p text:style-name="P11">land</text:p>
      <text:p text:style-name="P14"><text:soft-page-break/>!=NULL</text:p>
      <text:p text:style-name="P14">Datentyp: varchar</text:p>
      <text:p text:style-name="P14">Datenbereich: 20 Zeichen (siehe Primärschlüssel)</text:p>
      <text:p text:style-name="P14">Fremdschlüssel</text:p>
      <text:p text:style-name="P14"/>
      <text:p text:style-name="P10">Tabelle orte (Tab. 2.7):</text:p>
      <text:p text:style-name="P11">code</text:p>
      <text:p text:style-name="P14">!=NULL</text:p>
      <text:p text:style-name="P14">primary key</text:p>
      <text:p text:style-name="P14">Datentyp: integer</text:p>
      <text:p text:style-name="P14">Datenbereich: 1-1500 (laut Quantum GIS enthält die Shape File 1452 Elemente)</text:p>
      <text:p text:style-name="P14"/>
      <text:p text:style-name="P11">name</text:p>
      <text:p text:style-name="P14">!=NULL</text:p>
      <text:p text:style-name="P14">Datentyp: varchar</text:p>
      <text:p text:style-name="P14">Datenbereich: 100 Zeichen</text:p>
      <text:p text:style-name="P14"/>
      <text:p text:style-name="P11">geom</text:p>
      <text:p text:style-name="P14">!=NULL</text:p>
      <text:p text:style-name="P14">Datentyp: geometry</text:p>
      <text:p text:style-name="P14">Datenbereich: sehr groß</text:p>
      <text:p text:style-name="P14"/>
      <text:p text:style-name="P11">bezirk</text:p>
      <text:p text:style-name="P14">!=NULL</text:p>
      <text:p text:style-name="P14">Datentyp: geometry</text:p>
      <text:p text:style-name="P14">Datenbereich: sehr groß</text:p>
      <text:p text:style-name="P14"/>
      <text:p text:style-name="Standard"/>
      <text:p text:style-name="P10">Tabelle land (Tab. 2.3):</text:p>
      <text:p text:style-name="P11">name</text:p>
      <text:p text:style-name="P14">!=NULL</text:p>
      <text:p text:style-name="P14">primary key</text:p>
      <text:p text:style-name="P14">Datentyp: varchar</text:p>
      <text:p text:style-name="P14">Datenbereich: 20 Zeichen (reicht für das Wort „Steiermark“ aus)</text:p>
      <text:p text:style-name="Standard"/>
      <text:p text:style-name="P11">geom</text:p>
      <text:p text:style-name="P14">!=NULL</text:p>
      <text:p text:style-name="P14">Datentyp: geometry</text:p>
      <text:p text:style-name="P14">Datenbereich: sehr groß</text:p>
      <text:p text:style-name="P14"/>
      <text:p text:style-name="P10">Tabelle rel_fespunkt_festpunkt (Tab. 2.8):</text:p>
      <text:p text:style-name="P11">id</text:p>
      <text:p text:style-name="P14">!=NULL</text:p>
      <text:p text:style-name="P14">primary key</text:p>
      <text:p text:style-name="P14">Datentyp: serial</text:p>
      <text:p text:style-name="P14">Datenbereich: 1-50000 </text:p>
      <text:p text:style-name="P14"/>
      <text:p text:style-name="P11">festpunkt1</text:p>
      <text:p text:style-name="P14">!=NULL</text:p>
      <text:p text:style-name="P14"><text:soft-page-break/>Fremdschlüssel</text:p>
      <text:p text:style-name="P14">Datentyp: varchar</text:p>
      <text:p text:style-name="P14">Datenbereich: <text:span text:style-name="T4">100 Zeichen (siehe Primärschlüssel)</text:span></text:p>
      <text:p text:style-name="P14"/>
      <text:p text:style-name="P11">festpunkt2</text:p>
      <text:p text:style-name="P14">!=NULL</text:p>
      <text:p text:style-name="P14">Fremdschlüssel</text:p>
      <text:p text:style-name="P14">Datentyp: varchar</text:p>
      <text:p text:style-name="P14">Datenbereich: 100 Zeichen (siehe Primärschlüssel)</text:p>
      <text:h text:style-name="Heading_20_1" text:outline-level="1">Referenzierungen</text:h>
      <text:list xml:id="list568448310" text:style-name="L3">
        <text:list-item>
          <text:p text:style-name="P28">Abbildung 1.1: konzeptionelles Datenbank-Modell</text:p>
        </text:list-item>
        <text:list-item>
          <text:p text:style-name="P28">Tabelle 2.1: Tabelle <text:span text:style-name="T10">festpunkte </text:span>nach der konzeptionellen und vor der logischen Modellierung</text:p>
        </text:list-item>
        <text:list-item>
          <text:p text:style-name="P28">Tabelle 2.2: Tabelle <text:span text:style-name="T10">bezirke</text:span></text:p>
        </text:list-item>
        <text:list-item>
          <text:p text:style-name="P28">Tabelle 2.3: Tabelle <text:span text:style-name="T10">land </text:span>nach der konzeptionellen und vor der logischen Modellierung</text:p>
        </text:list-item>
        <text:list-item>
          <text:p text:style-name="P28">Tabelle 2.4: Tabelle <text:span text:style-name="T10">orte </text:span>nach der konzeptionellen und vor der logischen Modellierung</text:p>
        </text:list-item>
        <text:list-item>
          <text:p text:style-name="P28">Tabelle 2.5: Tabelle <text:span text:style-name="T10">festpunkte</text:span> nach der logischen Modellierung</text:p>
        </text:list-item>
        <text:list-item>
          <text:p text:style-name="P28">Tabelle 2.6: Tabelle <text:span text:style-name="T10">bezirke </text:span>nach der logischen Modellierung</text:p>
        </text:list-item>
        <text:list-item>
          <text:p text:style-name="P28">Tabelle 2.7: Tabelle <text:span text:style-name="T10">orte </text:span>nach der logischen Modellierung</text:p>
        </text:list-item>
        <text:list-item>
          <text:p text:style-name="P28">Tabelle 2.8: Tabelle rel_festpunkt_festpunkt</text:p>
        </text:list-item>
      </text:list>
      <text:h text:style-name="Heading_20_1" text:outline-level="1">Urheberrecht</text:h>
      <text:p text:style-name="P8"><draw:a xlink:type="simple" xlink:href="http://creativecommons.org/licenses/by/3.0/at/" office:target-frame-name="_blank" xlink:show="new"><draw:frame draw:style-name="fr2" draw:name="graphics1" text:anchor-type="paragraph" svg:x="13.644cm" svg:y="-0.002cm" svg:width="3.358cm" svg:height="1.182cm" draw:z-index="2"><draw:image xlink:href="Pictures/10000201000000580000001FED1EC38A.png" xlink:type="simple" xlink:show="embed" xlink:actuate="onLoad"/></draw:frame></draw:a><text:span text:style-name="T1">Sämtlicher Inhalt steht unter </text:span><text:a xlink:type="simple" xlink:href="https://creativecommons.org/licenses/by/3.0/at/"><text:span text:style-name="T2">Creative Commons Lizenz CC by</text:span></text:a><text:span text:style-name="T1"> bei Namensnennung frei zur Weiterverwendung zur Verfügung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Helvetica" svg:font-family="Helvetica, Geneva, Arial, SunSans-Regular, sans-serif"/>
    <style:font-face style:name="OpenSymbol" svg:font-family="OpenSymbol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rial" style:family="paragraph" style:parent-style-name="Standard">
      <style:paragraph-properties fo:line-height="150%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3.0/at/" office:target-frame-name="_blank" xlink:show="new"><draw:frame draw:style-name="Mfr1" draw:name="graphics2" text:anchor-type="paragraph" svg:x="14.82cm" svg:y="0.048cm" svg:width="2.124cm" svg:height="0.748cm" draw:z-index="12"><draw:image xlink:href="Pictures/10000201000000580000001FED1EC38A.png" xlink:type="simple" xlink:show="embed" xlink:actuate="onLoad"/></draw:frame></draw:a>Lehrveranstaltung: Geoinformatik 2, Strauß C. </text:p>
        <text:p text:style-name="MP2">Autor: <text:initial-creator>Stefan Kasberger</text:initial-creator>, Matr. Nr. 1011416, 2011</text:p>
        <text:p text:style-name="MP1">Email: <text:a xlink:type="simple" xlink:href="mailto:stefan.kasberger@edu.uni-graz.at">stefan.kasberger@edu.uni-graz.at</text:a> <text:tab/> <text:s text:c="85"/>Seite <text:page-number text:select-page="current">5</text:page-number> von <text:page-count>9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1-11-23T12:56:24</meta:creation-date>
    <meta:editing-duration>PT6H21M12S</meta:editing-duration>
    <meta:editing-cycles>98</meta:editing-cycles>
    <meta:generator>LibreOffice/3.4$Unix LibreOffice_project/340m1$Build-302</meta:generator>
    <dc:date>2011-11-28T14:19:25</dc:date>
    <dc:creator>Stefan Kasberger</dc:creator>
    <meta:document-statistic meta:table-count="0" meta:image-count="2" meta:object-count="8" meta:page-count="9" meta:paragraph-count="163" meta:word-count="988" meta:character-count="7159" meta:non-whitespace-character-count="6258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cc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4" table:number-columns-repeated="1015" table:default-cell-style-name="Default"/>
        <table:table-row table:style-name="ro1">
          <table:table-cell table:style-name="ce1"/>
          <table:table-cell table:style-name="ce4" office:value-type="string">
            <text:p>bezirke</text:p>
          </table:table-cell>
          <table:table-cell table:style-name="ce7"/>
          <table:table-cell table:style-name="ce9"/>
          <table:table-cell table:style-name="ce11" table:number-columns-repeated="1015"/>
        </table:table-row>
        <table:table-row table:style-name="ro2">
          <table:table-cell table:style-name="ce2" office:value-type="string">
            <text:p>nummer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om</text:p>
          </table:table-cell>
          <table:table-cell table:style-name="ce5" office:value-type="string">
            <text:p>land</text:p>
          </table:table-cell>
          <table:table-cell table:style-name="ce12" table:number-columns-repeated="1015"/>
        </table:table-row>
        <table:table-row table:style-name="ro2">
          <table:table-cell table:style-name="ce3"/>
          <table:table-cell table:style-name="ce6" office:value-type="string">
            <text:p>Bruck an der Mur</text:p>
          </table:table-cell>
          <table:table-cell table:style-name="ce8" office:value-type="string">
            <text:p>50.39932 232323</text:p>
          </table:table-cell>
          <table:table-cell table:style-name="ce3" office:value-type="string">
            <text:p>steiermark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6" office:value-type="string">
            <text:p>Knittelfeld</text:p>
          </table:table-cell>
          <table:table-cell table:style-name="ce8" office:value-type="string">
            <text:p>50.302323 23.232</text:p>
          </table:table-cell>
          <table:table-cell table:style-name="ce3" office:value-type="string">
            <text:p>steiermark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6" office:value-type="string">
            <text:p>Graz</text:p>
          </table:table-cell>
          <table:table-cell table:style-name="ce8" office:value-type="string">
            <text:p>45.29923 84.2423</text:p>
          </table:table-cell>
          <table:table-cell table:style-name="ce3" office:value-type="string">
            <text:p>steiermark</text:p>
          </table:table-cell>
          <table:table-cell table:style-name="ce10" table:number-columns-repeated="1015"/>
        </table:table-row>
        <table:table-row table:style-name="ro3">
          <table:table-cell table:style-name="ce3"/>
          <table:table-cell table:style-name="ce6" office:value-type="string">
            <text:p>Graz Umgebung</text:p>
          </table:table-cell>
          <table:table-cell table:style-name="ce8" office:value-type="string">
            <text:p>47.2323 23.004</text:p>
          </table:table-cell>
          <table:table-cell table:style-name="ce3" office:value-type="string">
            <text:p>steiermark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19"/>
        </table:table-row>
        <table:table-row table:style-name="ro1">
          <table:table-cell table:number-columns-repeated="1019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cccff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6" table:default-cell-style-name="ce9"/>
        <table:table-row table:style-name="ro1">
          <table:table-cell table:style-name="ce1"/>
          <table:table-cell table:style-name="ce4" office:value-type="string">
            <text:p>rel_festpunkt_festpunkt</text:p>
          </table:table-cell>
          <table:table-cell table:style-name="ce6"/>
          <table:table-cell table:style-name="ce7" table:number-columns-repeated="1016"/>
        </table:table-row>
        <table:table-row table:style-name="ro2">
          <table:table-cell table:style-name="ce2" office:value-type="string">
            <text:p>id</text:p>
          </table:table-cell>
          <table:table-cell table:style-name="ce5" office:value-type="string">
            <text:p>festpunkt1</text:p>
          </table:table-cell>
          <table:table-cell table:style-name="ce5" office:value-type="string">
            <text:p>festpunkt2</text:p>
          </table:table-cell>
          <table:table-cell table:style-name="ce8" table:number-columns-repeated="1016"/>
        </table:table-row>
        <table:table-row table:style-name="ro2" table:number-rows-repeated="3">
          <table:table-cell table:number-columns-repeated="1019"/>
        </table:table-row>
        <table:table-row table:style-name="ro3">
          <table:table-cell table:number-columns-repeated="3"/>
          <table:table-cell table:style-name="Default" table:number-columns-repeated="1016"/>
        </table:table-row>
        <table:table-row table:style-name="ro3">
          <table:table-cell table:number-columns-repeated="3"/>
          <table:table-cell table:style-name="Default" table:number-columns-repeated="1016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3" table:number-columns-repeated="1016" table:default-cell-style-name="ce10"/>
        <table:table-row table:style-name="ro1">
          <table:table-cell table:style-name="ce1"/>
          <table:table-cell table:style-name="ce4" office:value-type="string">
            <text:p>orte</text:p>
          </table:table-cell>
          <table:table-cell table:style-name="ce6"/>
          <table:table-cell table:style-name="ce7"/>
          <table:table-cell table:style-name="ce8" table:number-columns-repeated="1016"/>
        </table:table-row>
        <table:table-row table:style-name="ro2">
          <table:table-cell table:style-name="ce2" office:value-type="string">
            <text:p>cod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om</text:p>
          </table:table-cell>
          <table:table-cell table:style-name="ce5" office:value-type="string">
            <text:p>bezirk</text:p>
          </table:table-cell>
          <table:table-cell table:style-name="ce9" table:number-columns-repeated="1016"/>
        </table:table-row>
        <table:table-row table:style-name="ro2" table:number-rows-repeated="3">
          <table:table-cell table:number-columns-repeated="1020"/>
        </table:table-row>
        <table:table-row table:style-name="ro3">
          <table:table-cell table:number-columns-repeated="3"/>
          <table:table-cell table:style-name="Default" table:number-columns-repeated="1017"/>
        </table:table-row>
        <table:table-row table:style-name="ro3">
          <table:table-cell table:number-columns-repeated="3"/>
          <table:table-cell table:style-name="Default" table:number-columns-repeated="1017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1017" table:default-cell-style-name="ce9"/>
        <table:table-row table:style-name="ro1">
          <table:table-cell table:style-name="ce1"/>
          <table:table-cell table:style-name="ce4" office:value-type="string">
            <text:p>orte</text:p>
          </table:table-cell>
          <table:table-cell table:style-name="ce6"/>
          <table:table-cell table:style-name="ce7" table:number-columns-repeated="1017"/>
        </table:table-row>
        <table:table-row table:style-name="ro2">
          <table:table-cell table:style-name="ce2" office:value-type="string">
            <text:p>cod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om</text:p>
          </table:table-cell>
          <table:table-cell table:style-name="ce8" table:number-columns-repeated="1017"/>
        </table:table-row>
        <table:table-row table:style-name="ro2" table:number-rows-repeated="3">
          <table:table-cell table:number-columns-repeated="1020"/>
        </table:table-row>
        <table:table-row table:style-name="ro3">
          <table:table-cell table:number-columns-repeated="3"/>
          <table:table-cell table:style-name="Default" table:number-columns-repeated="1017"/>
        </table:table-row>
        <table:table-row table:style-name="ro3">
          <table:table-cell table:number-columns-repeated="3"/>
          <table:table-cell table:style-name="Default" table:number-columns-repeated="1017"/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fo:border-left="0.06pt solid #000000" fo:border-right="none" fo:border-top="0.06pt solid #000000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7" table:default-cell-style-name="ce11"/>
        <table:table-row table:style-name="ro1">
          <table:table-cell table:style-name="ce1"/>
          <table:table-cell table:style-name="ce4"/>
          <table:table-cell table:style-name="ce7" office:value-type="string">
            <text:p>festpunkte</text:p>
          </table:table-cell>
          <table:table-cell table:style-name="ce7"/>
          <table:table-cell table:style-name="ce8"/>
          <table:table-cell table:style-name="ce9" table:number-columns-repeated="1017"/>
        </table:table-row>
        <table:table-row table:style-name="ro2">
          <table:table-cell table:style-name="ce2" office:value-type="string">
            <text:p>fp_nummer</text:p>
          </table:table-cell>
          <table:table-cell table:style-name="ce5" office:value-type="string">
            <text:p>geom</text:p>
          </table:table-cell>
          <table:table-cell table:style-name="ce5" office:value-type="string">
            <text:p>hoehe</text:p>
          </table:table-cell>
          <table:table-cell table:style-name="ce5" office:value-type="string">
            <text:p>fp_typ</text:p>
          </table:table-cell>
          <table:table-cell table:style-name="ce5" office:value-type="string">
            <text:p>ref_sys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KT-232</text:p>
          </table:table-cell>
          <table:table-cell office:value-type="string">
            <text:p>50.39932 232323</text:p>
          </table:table-cell>
          <table:table-cell office:value-type="float" office:value="358">
            <text:p>358</text:p>
          </table:table-cell>
          <table:table-cell office:value-type="string">
            <text:p>Triangulierungspunkt</text:p>
          </table:table-cell>
          <table:table-cell office:value-type="float" office:value="32633">
            <text:p>32633</text:p>
          </table:table-cell>
          <table:table-cell table:number-columns-repeated="1017"/>
        </table:table-row>
        <table:table-row table:style-name="ro2">
          <table:table-cell office:value-type="float" office:value="1239">
            <text:p>1239</text:p>
          </table:table-cell>
          <table:table-cell office:value-type="string">
            <text:p>50.302323 23.232</text:p>
          </table:table-cell>
          <table:table-cell office:value-type="float" office:value="245">
            <text:p>245</text:p>
          </table:table-cell>
          <table:table-cell office:value-type="string">
            <text:p>Höhenpunkt</text:p>
          </table:table-cell>
          <table:table-cell office:value-type="float" office:value="32633">
            <text:p>32633</text:p>
          </table:table-cell>
          <table:table-cell table:number-columns-repeated="1017"/>
        </table:table-row>
        <table:table-row table:style-name="ro2">
          <table:table-cell office:value-type="float" office:value="4092">
            <text:p>4092</text:p>
          </table:table-cell>
          <table:table-cell office:value-type="string">
            <text:p>45.29923 84.2423</text:p>
          </table:table-cell>
          <table:table-cell office:value-type="float" office:value="744">
            <text:p>744</text:p>
          </table:table-cell>
          <table:table-cell office:value-type="string">
            <text:p>Polygonpunkt</text:p>
          </table:table-cell>
          <table:table-cell office:value-type="float" office:value="32633">
            <text:p>32633</text:p>
          </table:table-cell>
          <table:table-cell table:number-columns-repeated="1017"/>
        </table:table-row>
        <table:table-row table:style-name="ro3">
          <table:table-cell office:value-type="string">
            <text:p>KT-439</text:p>
          </table:table-cell>
          <table:table-cell office:value-type="string">
            <text:p>47.2323 23.004</text:p>
          </table:table-cell>
          <table:table-cell office:value-type="float" office:value="575">
            <text:p>575</text:p>
          </table:table-cell>
          <table:table-cell office:value-type="string">
            <text:p>Polygonpunkt</text:p>
          </table:table-cell>
          <table:table-cell office:value-type="float" office:value="32633">
            <text:p>32633</text:p>
          </table:table-cell>
          <table:table-cell table:style-name="Default" table:number-columns-repeated="1017"/>
        </table:table-row>
        <table:table-row table:style-name="ro3">
          <table:table-cell office:value-type="float" office:value="3325">
            <text:p>3325</text:p>
          </table:table-cell>
          <table:table-cell office:value-type="string">
            <text:p>48.4443 15.433</text:p>
          </table:table-cell>
          <table:table-cell office:value-type="float" office:value="224">
            <text:p>224</text:p>
          </table:table-cell>
          <table:table-cell office:value-type="string">
            <text:p>Polygonpunkt</text:p>
          </table:table-cell>
          <table:table-cell office:value-type="float" office:value="32633">
            <text:p>32633</text:p>
          </table:table-cell>
          <table:table-cell table:style-name="Default" table:number-columns-repeated="1017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number-columns-repeated="1016" table:default-cell-style-name="ce11"/>
        <table:table-row table:style-name="ro1">
          <table:table-cell table:style-name="ce1"/>
          <table:table-cell table:style-name="ce4" office:value-type="string">
            <text:p>bezirke</text:p>
          </table:table-cell>
          <table:table-cell table:style-name="ce7"/>
          <table:table-cell table:style-name="ce9" table:number-columns-repeated="1016"/>
        </table:table-row>
        <table:table-row table:style-name="ro2">
          <table:table-cell table:style-name="ce2" office:value-type="string">
            <text:p>nummer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om</text:p>
          </table:table-cell>
          <table:table-cell table:style-name="ce10" table:number-columns-repeated="1016"/>
        </table:table-row>
        <table:table-row table:style-name="ro2">
          <table:table-cell/>
          <table:table-cell office:value-type="string">
            <text:p>Bruck an der Mur</text:p>
          </table:table-cell>
          <table:table-cell office:value-type="string">
            <text:p>50.39932 23232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nittelfeld</text:p>
          </table:table-cell>
          <table:table-cell office:value-type="string">
            <text:p>50.302323 23.232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az</text:p>
          </table:table-cell>
          <table:table-cell office:value-type="string">
            <text:p>45.29923 84.2423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Graz Umgebung</text:p>
          </table:table-cell>
          <table:table-cell office:value-type="string">
            <text:p>47.2323 23.004</text:p>
          </table:table-cell>
          <table:table-cell table:style-name="Default" table:number-columns-repeated="1016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49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17" table:default-cell-style-name="ce8"/>
        <table:table-row table:style-name="ro1">
          <table:table-cell table:style-name="ce1" office:value-type="string">
            <text:p>land</text:p>
          </table:table-cell>
          <table:table-cell table:style-name="ce4"/>
          <table:table-cell table:style-name="ce6" table:number-columns-repeated="1017"/>
        </table:table-row>
        <table:table-row table:style-name="ro2">
          <table:table-cell table:style-name="ce2" office:value-type="string">
            <text:p>name</text:p>
          </table:table-cell>
          <table:table-cell table:style-name="ce5" office:value-type="string">
            <text:p>geom</text:p>
          </table:table-cell>
          <table:table-cell table:style-name="ce7" table:number-columns-repeated="1017"/>
        </table:table-row>
        <table:table-row table:style-name="ro2" table:number-rows-repeated="3"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1017"/>
        </table:table-row>
        <table:table-row table:style-name="ro3">
          <table:table-cell table:number-columns-repeated="2"/>
          <table:table-cell table:style-name="Default" table:number-columns-repeated="1017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fo:border-left="0.06pt solid #000000" fo:border-right="none" fo:border-top="0.06pt solid #000000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11"/>
        <table:table-row table:style-name="ro1">
          <table:table-cell table:style-name="ce1"/>
          <table:table-cell table:style-name="ce4"/>
          <table:table-cell table:style-name="ce7" office:value-type="string">
            <text:p>festpunkte</text:p>
          </table:table-cell>
          <table:table-cell table:style-name="ce7"/>
          <table:table-cell table:style-name="ce4"/>
          <table:table-cell table:style-name="ce8"/>
          <table:table-cell table:style-name="ce9" table:number-columns-repeated="1016"/>
        </table:table-row>
        <table:table-row table:style-name="ro2">
          <table:table-cell table:style-name="ce2" office:value-type="string">
            <text:p>fp_nummer</text:p>
          </table:table-cell>
          <table:table-cell table:style-name="ce5" office:value-type="string">
            <text:p>geom</text:p>
          </table:table-cell>
          <table:table-cell table:style-name="ce5" office:value-type="string">
            <text:p>hoehe</text:p>
          </table:table-cell>
          <table:table-cell table:style-name="ce5" office:value-type="string">
            <text:p>fp_typ</text:p>
          </table:table-cell>
          <table:table-cell table:style-name="ce5" office:value-type="string">
            <text:p>ref_sys</text:p>
          </table:table-cell>
          <table:table-cell table:style-name="ce5" office:value-type="string">
            <text:p>bezirk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KT-232</text:p>
          </table:table-cell>
          <table:table-cell office:value-type="string">
            <text:p>50.39932 232323</text:p>
          </table:table-cell>
          <table:table-cell office:value-type="float" office:value="358">
            <text:p>358</text:p>
          </table:table-cell>
          <table:table-cell office:value-type="string">
            <text:p>Triangulierungspunkt</text:p>
          </table:table-cell>
          <table:table-cell office:value-type="float" office:value="32633">
            <text:p>32633</text:p>
          </table:table-cell>
          <table:table-cell office:value-type="string">
            <text:p>Bruck an der Mur</text:p>
          </table:table-cell>
          <table:table-cell table:number-columns-repeated="1016"/>
        </table:table-row>
        <table:table-row table:style-name="ro2">
          <table:table-cell office:value-type="float" office:value="1239">
            <text:p>1239</text:p>
          </table:table-cell>
          <table:table-cell office:value-type="string">
            <text:p>50.302323 23.232</text:p>
          </table:table-cell>
          <table:table-cell office:value-type="float" office:value="245">
            <text:p>245</text:p>
          </table:table-cell>
          <table:table-cell office:value-type="string">
            <text:p>Höhenpunkt</text:p>
          </table:table-cell>
          <table:table-cell office:value-type="float" office:value="32633">
            <text:p>32633</text:p>
          </table:table-cell>
          <table:table-cell office:value-type="string">
            <text:p>Graz</text:p>
          </table:table-cell>
          <table:table-cell table:number-columns-repeated="1016"/>
        </table:table-row>
        <table:table-row table:style-name="ro2">
          <table:table-cell office:value-type="float" office:value="4092">
            <text:p>4092</text:p>
          </table:table-cell>
          <table:table-cell office:value-type="string">
            <text:p>45.29923 84.2423</text:p>
          </table:table-cell>
          <table:table-cell office:value-type="float" office:value="744">
            <text:p>744</text:p>
          </table:table-cell>
          <table:table-cell office:value-type="string">
            <text:p>Polygonpunkt</text:p>
          </table:table-cell>
          <table:table-cell office:value-type="float" office:value="32633">
            <text:p>32633</text:p>
          </table:table-cell>
          <table:table-cell office:value-type="string">
            <text:p>Graz Umgebung</text:p>
          </table:table-cell>
          <table:table-cell table:number-columns-repeated="1016"/>
        </table:table-row>
        <table:table-row table:style-name="ro3">
          <table:table-cell office:value-type="string">
            <text:p>KT-439</text:p>
          </table:table-cell>
          <table:table-cell office:value-type="string">
            <text:p>47.2323 23.004</text:p>
          </table:table-cell>
          <table:table-cell office:value-type="float" office:value="575">
            <text:p>575</text:p>
          </table:table-cell>
          <table:table-cell office:value-type="string">
            <text:p>Polygonpunkt</text:p>
          </table:table-cell>
          <table:table-cell office:value-type="float" office:value="32633">
            <text:p>32633</text:p>
          </table:table-cell>
          <table:table-cell office:value-type="string">
            <text:p>Kapfenberg</text:p>
          </table:table-cell>
          <table:table-cell table:style-name="Default" table:number-columns-repeated="1016"/>
        </table:table-row>
        <table:table-row table:style-name="ro3">
          <table:table-cell office:value-type="float" office:value="3325">
            <text:p>3325</text:p>
          </table:table-cell>
          <table:table-cell office:value-type="string">
            <text:p>48.4443 15.433</text:p>
          </table:table-cell>
          <table:table-cell office:value-type="float" office:value="224">
            <text:p>224</text:p>
          </table:table-cell>
          <table:table-cell office:value-type="string">
            <text:p>Polygonpunkt</text:p>
          </table:table-cell>
          <table:table-cell office:value-type="float" office:value="32633">
            <text:p>32633</text:p>
          </table:table-cell>
          <table:table-cell table:style-name="Default" office:value-type="string">
            <text:p>Leoben</text:p>
          </table:table-cell>
          <table:table-cell table:style-name="Default" table:number-columns-repeated="1016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